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f69cd" officeooo:paragraph-rsid="000f69cd"/>
    </style:style>
    <style:style style:name="P2" style:family="paragraph" style:parent-style-name="Standard">
      <style:paragraph-properties fo:text-align="center" style:justify-single-word="false"/>
      <style:text-properties fo:font-size="18pt" officeooo:rsid="000f69cd" officeooo:paragraph-rsid="000f69cd"/>
    </style:style>
    <style:style style:name="P3" style:family="paragraph" style:parent-style-name="Standard">
      <style:paragraph-properties fo:text-align="justify" style:justify-single-word="false"/>
      <style:text-properties fo:font-size="12pt" officeooo:rsid="000f69cd" officeooo:paragraph-rsid="000f69cd"/>
    </style:style>
    <style:style style:name="P4" style:family="paragraph" style:parent-style-name="Standard">
      <style:paragraph-properties fo:text-align="justify" style:justify-single-word="false"/>
      <style:text-properties fo:font-size="12pt" officeooo:rsid="000f8862" officeooo:paragraph-rsid="000f8862"/>
    </style:style>
    <style:style style:name="P5" style:family="paragraph" style:parent-style-name="Standard">
      <style:paragraph-properties fo:text-align="justify" style:justify-single-word="false"/>
      <style:text-properties fo:font-size="12pt" officeooo:rsid="0010075d" officeooo:paragraph-rsid="0010075d"/>
    </style:style>
    <style:style style:name="P6" style:family="paragraph" style:parent-style-name="Standard">
      <style:paragraph-properties fo:text-align="justify" style:justify-single-word="false"/>
      <style:text-properties fo:font-size="12pt" officeooo:rsid="00138977" officeooo:paragraph-rsid="00138977"/>
    </style:style>
    <style:style style:name="P7" style:family="paragraph" style:parent-style-name="Standard">
      <style:paragraph-properties fo:text-align="justify" style:justify-single-word="false"/>
      <style:text-properties fo:font-size="12pt" officeooo:rsid="0014fa0f" officeooo:paragraph-rsid="0014fa0f"/>
    </style:style>
    <style:style style:name="P8" style:family="paragraph" style:parent-style-name="Standard">
      <style:paragraph-properties fo:text-align="justify" style:justify-single-word="false"/>
      <style:text-properties fo:font-size="12pt" officeooo:rsid="00172060" officeooo:paragraph-rsid="00172060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2pt" officeooo:rsid="0010075d" officeooo:paragraph-rsid="0010075d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2pt" officeooo:rsid="000f8862" officeooo:paragraph-rsid="000f8862"/>
    </style:style>
    <style:style style:name="P11" style:family="paragraph" style:parent-style-name="Standard" style:list-style-name="L1">
      <style:paragraph-properties fo:text-align="justify" style:justify-single-word="false"/>
      <style:text-properties fo:font-size="12pt" officeooo:rsid="00138977" officeooo:paragraph-rsid="00138977"/>
    </style:style>
    <style:style style:name="P12" style:family="paragraph" style:parent-style-name="Standard" style:list-style-name="L1">
      <style:paragraph-properties fo:text-align="justify" style:justify-single-word="false"/>
      <style:text-properties fo:font-size="12pt" officeooo:rsid="00158444" officeooo:paragraph-rsid="00158444"/>
    </style:style>
    <style:style style:name="T1" style:family="text">
      <style:text-properties officeooo:rsid="000f8862"/>
    </style:style>
    <style:style style:name="T2" style:family="text">
      <style:text-properties officeooo:rsid="001007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urvey for “Crick@”</text:p>
      <text:p text:style-name="P1"/>
      <text:p text:style-name="P3">This document contains collection of questions and answers asked towards different people with/without technical background, <text:span text:style-name="T1">to validate </text:span>the proposed website, <text:span text:style-name="T1">from a outside perspective</text:span>, <text:span text:style-name="T1">and its positive &amp; negative impact on street cricket sport, and in society. After they were presented with the basic idea of Problem &amp; Solution. These questions were asked to each of them</text:span></text:p>
      <text:p text:style-name="P3"/>
      <text:list xml:id="list1237178087743263872" text:style-name="L1">
        <text:list-item>
          <text:p text:style-name="P9">What do you think of Street Cricket ?</text:p>
        </text:list-item>
      </text:list>
      <text:p text:style-name="P5"/>
      <text:list xml:id="list101548369309082" text:continue-numbering="true" text:style-name="L1">
        <text:list-item>
          <text:p text:style-name="P10">What do you think about proposed application ? <text:span text:style-name="T2">Give us a brief opinion.</text:span></text:p>
        </text:list-item>
      </text:list>
      <text:p text:style-name="P4"/>
      <text:list xml:id="list101547598851550" text:continue-numbering="true" text:style-name="L1">
        <text:list-item>
          <text:p text:style-name="P10">Do you think people will be willing to use it firsthand ?</text:p>
        </text:list-item>
      </text:list>
      <text:p text:style-name="P4"/>
      <text:list xml:id="list101547535998294" text:continue-numbering="true" text:style-name="L1">
        <text:list-item>
          <text:p text:style-name="P9">What do you consider as the positive things about this application ?</text:p>
        </text:list-item>
      </text:list>
      <text:p text:style-name="P5"/>
      <text:list xml:id="list101548396265856" text:continue-numbering="true" text:style-name="L1">
        <text:list-item>
          <text:p text:style-name="P9">Is it possible that this proposed solution may produce negative outcomes for its users ? If your answer is yes, please state the reason briefly.</text:p>
        </text:list-item>
      </text:list>
      <text:p text:style-name="P5"/>
      <text:list xml:id="list101546709351833" text:continue-numbering="true" text:style-name="L1">
        <text:list-item>
          <text:p text:style-name="P11">In a future version of this web application, we’d like to use the location sharing services for sharing your current location so that people can easily come &amp; play wherever you are, do you think that this is a invasion of privacy for you personally ?</text:p>
        </text:list-item>
      </text:list>
      <text:p text:style-name="P6"/>
      <text:list xml:id="list101548009915285" text:continue-numbering="true" text:style-name="L1">
        <text:list-item>
          <text:p text:style-name="P11">As users use this applications, there may occur instances of fraudulent information sharing, incorrect and/or inaccurate data submissions regarding team status/ match status, what do you think is solution to prevent these frauds/ inaccuracies ?</text:p>
        </text:list-item>
      </text:list>
      <text:p text:style-name="P7"/>
      <text:list xml:id="list101547480254824" text:continue-numbering="true" text:style-name="L1">
        <text:list-item>
          <text:p text:style-name="P12">If you like to add any extra features to this website, please mention it below ?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1T23:31:51.154764012</meta:creation-date>
    <dc:date>2018-08-03T10:15:45.392905432</dc:date>
    <meta:editing-duration>PT14M3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235" meta:character-count="1360" meta:non-whitespace-character-count="1143"/>
  </office:meta>
</office:document-meta>
</file>